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e4c1" officeooo:paragraph-rsid="001de4c1"/>
    </style:style>
    <style:style style:name="P2" style:family="paragraph" style:parent-style-name="Standard">
      <style:text-properties officeooo:rsid="001ec804" officeooo:paragraph-rsid="001ec804"/>
    </style:style>
    <style:style style:name="P3" style:family="paragraph" style:parent-style-name="Standard">
      <style:text-properties officeooo:rsid="001ff11a" officeooo:paragraph-rsid="001ff11a"/>
    </style:style>
    <style:style style:name="P4" style:family="paragraph" style:parent-style-name="Standard">
      <style:text-properties officeooo:rsid="001de4c1" officeooo:paragraph-rsid="001de4c1"/>
    </style:style>
    <style:style style:name="P5" style:family="paragraph" style:parent-style-name="Standard">
      <style:text-properties officeooo:rsid="001de4c1" officeooo:paragraph-rsid="0020d482"/>
    </style:style>
    <style:style style:name="P6" style:family="paragraph" style:parent-style-name="Standard">
      <style:text-properties officeooo:rsid="0020d482" officeooo:paragraph-rsid="0020d482"/>
    </style:style>
    <style:style style:name="P7" style:family="paragraph" style:parent-style-name="Standard">
      <style:text-properties officeooo:rsid="001ff11a" officeooo:paragraph-rsid="0020d482"/>
    </style:style>
    <style:style style:name="T1" style:family="text">
      <style:text-properties officeooo:rsid="0020d4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 Afleverings opgave <text:span text:style-name="T1">3</text:span></text:p>
      <text:p text:style-name="P5">William Bergmann Børresen – <text:span text:style-name="T1">wiboe14</text:span> – AUR1 – Robtek 2. semeste<text:span text:style-name="T1">r</text:span></text:p>
      <text:p text:style-name="P2">Afleveres: dato <text:span text:style-name="T1">10</text:span>-0<text:span text:style-name="T1">4</text:span>-2015 kl <text:span text:style-name="T1">9</text:span>:00</text:p>
      <text:p text:style-name="P1"/>
      <text:p text:style-name="P6">Først kører jeg min setup hvor jeg initalisere dispalyet og knapperne</text:p>
      <text:p text:style-name="P6"/>
      <text:p text:style-name="P6">Jeg bruger nu SUM16 til at lægge tallene sammen, først den høje del af de to 16bit og derefter den lave del af de to 16bit</text:p>
      <text:p text:style-name="P6"/>
      <text:p text:style-name="P6">Jeg dividere nu set samlede resultat med 5 og komplimentere værdierne så de passer til displayet</text:p>
      <text:p text:style-name="P6"/>
      <text:p text:style-name="P6">I PRINT_DIODE tjekker jeg om der er nogen af de to kanapper der er trykket ned for derefter at udskrive værdien. Da der på printet er lavet pullups, er det ikke nødvendigt at sætte pullups på atmega'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00:20.129000000</meta:creation-date>
    <dc:date>2015-04-10T07:40:47.960178517</dc:date>
    <meta:editing-duration>PT49S</meta:editing-duration>
    <meta:editing-cycles>3</meta:editing-cycles>
    <meta:generator>LibreOffice/4.2.7.2$Linux_X86_64 LibreOffice_project/420m0$Build-2</meta:generator>
    <meta:document-statistic meta:table-count="0" meta:image-count="0" meta:object-count="0" meta:page-count="1" meta:paragraph-count="7" meta:word-count="107" meta:character-count="609" meta:non-whitespace-character-count="506"/>
  </office:meta>
</office:document-meta>
</file>